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text-properties style:font-name="Arial" fo:font-size="10pt"/>
    </style:style>
    <style:style style:name="P2" style:family="paragraph" style:parent-style-name="Text_20_body">
      <style:paragraph-properties fo:margin-left="0in" fo:margin-right="0in" fo:margin-top="0in" fo:margin-bottom="0in" loext:contextual-spacing="false" fo:text-indent="0in" style:auto-text-indent="false"/>
      <style:text-properties style:font-name="Arial" fo:font-size="10pt"/>
    </style:style>
    <style:style style:name="P3" style:family="paragraph" style:parent-style-name="Text_20_body">
      <style:paragraph-properties fo:margin-left="0in" fo:margin-right="0in" fo:margin-top="0in" fo:margin-bottom="0in" loext:contextual-spacing="false" fo:text-indent="0in" style:auto-text-indent="false"/>
      <style:text-properties style:font-name="Arial" fo:font-size="12pt" style:font-size-asian="12pt" style:font-size-complex="12pt"/>
    </style:style>
    <style:style style:name="P4" style:family="paragraph" style:parent-style-name="Text_20_body">
      <style:paragraph-properties fo:margin-left="0in" fo:margin-right="0in" fo:margin-top="0in" fo:margin-bottom="0in" loext:contextual-spacing="false" fo:text-indent="0in" style:auto-text-indent="false"/>
      <style:text-properties style:font-name="Arial" fo:font-size="12pt" officeooo:rsid="0015cd3f" officeooo:paragraph-rsid="0015cd3f" style:font-size-asian="12pt" style:font-size-complex="12pt"/>
    </style:style>
    <style:style style:name="P5" style:family="paragraph" style:parent-style-name="Text_20_body">
      <style:paragraph-properties fo:margin-left="0in" fo:margin-right="0in" fo:margin-top="0in" fo:margin-bottom="0in" loext:contextual-spacing="false" fo:text-indent="0in" style:auto-text-indent="false"/>
      <style:text-properties style:font-name="Arial" fo:font-size="12pt" officeooo:rsid="0015cd3f" officeooo:paragraph-rsid="0016bda8" style:font-size-asian="12pt" style:font-size-complex="12pt"/>
    </style:style>
    <style:style style:name="P6" style:family="paragraph" style:parent-style-name="Text_20_body">
      <style:paragraph-properties fo:margin-left="0in" fo:margin-right="0in" fo:margin-top="0in" fo:margin-bottom="0in" loext:contextual-spacing="false" fo:text-indent="0in" style:auto-text-indent="false"/>
      <style:text-properties style:font-name="Arial" fo:font-size="12pt" officeooo:paragraph-rsid="0016bda8" style:font-size-asian="12pt" style:font-size-complex="12pt"/>
    </style:style>
    <style:style style:name="P7" style:family="paragraph" style:parent-style-name="Text_20_body">
      <style:paragraph-properties fo:margin-left="0in" fo:margin-right="0in" fo:margin-top="0in" fo:margin-bottom="0in" loext:contextual-spacing="false" fo:text-indent="0in" style:auto-text-indent="false"/>
      <style:text-properties fo:color="#ff0000" style:font-name="Arial" fo:font-size="12pt" style:font-size-asian="12pt" style:font-size-complex="12pt"/>
    </style:style>
    <style:style style:name="P8" style:family="paragraph" style:parent-style-name="Text_20_body">
      <style:paragraph-properties fo:margin-left="0in" fo:margin-right="0in" fo:margin-top="0in" fo:margin-bottom="0in" loext:contextual-spacing="false" fo:text-indent="0in" style:auto-text-indent="false"/>
      <style:text-properties fo:color="#ff0000" fo:font-size="12pt" style:font-size-asian="12pt" style:font-size-complex="12pt"/>
    </style:style>
    <style:style style:name="P9" style:family="paragraph" style:parent-style-name="Text_20_body">
      <style:paragraph-properties fo:margin-left="0in" fo:margin-right="0in" fo:margin-top="0in" fo:margin-bottom="0in" loext:contextual-spacing="false" fo:text-indent="0in" style:auto-text-indent="false"/>
      <style:text-properties officeooo:paragraph-rsid="0015cd3f"/>
    </style:style>
    <style:style style:name="P10"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T1" style:family="text">
      <style:text-properties style:font-name="Arial"/>
    </style:style>
    <style:style style:name="T2" style:family="text">
      <style:text-properties style:font-name="Arial" fo:font-size="10pt"/>
    </style:style>
    <style:style style:name="T3" style:family="text">
      <style:text-properties style:font-name="Arial" fo:font-size="10pt" officeooo:rsid="0015cd3f"/>
    </style:style>
    <style:style style:name="T4" style:family="text">
      <style:text-properties style:font-name="Arial" officeooo:rsid="0015cd3f"/>
    </style:style>
    <style:style style:name="T5" style:family="text">
      <style:text-properties style:font-name="Arial" fo:font-size="12pt" fo:font-style="italic" officeooo:rsid="0015cd3f" style:font-size-asian="12pt" style:font-size-complex="12pt"/>
    </style:style>
    <style:style style:name="T6" style:family="text">
      <style:text-properties style:font-name="Arial" officeooo:rsid="0016bda8"/>
    </style:style>
    <style:style style:name="T7" style:family="text">
      <style:text-properties officeooo:rsid="0015cd3f"/>
    </style:style>
    <style:style style:name="T8" style:family="text">
      <style:text-properties officeooo:rsid="0016bd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text:span text:style-name="T1">FIRST NAME: </text:span><text:span text:style-name="T4">Tyler</text:span></text:p>
      <text:p text:style-name="P10"><text:span text:style-name="T1">LAST NAME: <text:s/></text:span><text:span text:style-name="T4">Tucker</text:span></text:p>
      <text:p text:style-name="P10"/>
      <text:p text:style-name="P3">RedID number: <text:span text:style-name="T8">809996103</text:span></text:p>
      <text:p text:style-name="P3">Degree: MS Math,</text:p>
      <text:p text:style-name="P6">Thesis title: <text:span text:style-name="T7">Mathematics and big data technology development to visualize, deliver and analyze IMS and ARGO data</text:span></text:p>
      <text:p text:style-name="P6"/>
      <text:p text:style-name="P6">Abstract: </text:p>
      <text:p text:style-name="P4">This research addresses current trends in big data, and how to apply them to mathematical, statistical, and climate science applications. The first half of the thesis describes <text:span text:style-name="T8">a </text:span>toolkit for snow-cover area calculation and display based on the Interactive <text:span text:style-name="T8">Multi-sensor</text:span> Snow and Ice Mapping System (IMS). The paper uses the Tibetan Plateau region as an example to describe the toolkit’s method, results, and usage. The toolkit is available as an open source Python software on GitHub. </text:p>
      <text:p text:style-name="P5">The second portion of this thesis extends the idea of a toolkit into a fully fledged web app for the Argo dataset. The Argo program has generated close to two million temperature, salinity, and pressure (T/S/P) profiles in the upper 2000 meters of the ocean. A new web app named Argovis at www.argovis.com provides easy access to Argo profile data and gridded products for both scientists and the general public. The RESTful application allows users or even other apps to interact with a database through the URL.</text:p>
      <text:p text:style-name="P5">The topics covered in this thesis entail big data sets and how to visualize and retrieve data quickly. The issues posed in this thesis extend past 3D/4D climate data sets. Open source toolkits and web apps for data visualization and accessibility pertain big data sets in general.</text:p>
      <text:p text:style-name="P10"/>
      <text:p text:style-name="P3">Thesis Committee </text:p>
      <text:p text:style-name="P10"><text:span text:style-name="T1">Chair, </text:span><text:span text:style-name="T4">Sam Shen, Mathematics</text:span></text:p>
      <text:p text:style-name="P10"><text:span text:style-name="T1">2nd Member, </text:span><text:span text:style-name="T4">Barbara Bailey, Statistics</text:span></text:p>
      <text:p text:style-name="P10"><text:span text:style-name="T1">3rd Member, </text:span><text:span text:style-name="T4">Fernando De Sales, Geography</text:span></text:p>
      <text:p text:style-name="P10"/>
      <text:p text:style-name="P3">Your phone number (required): <text:span text:style-name="T7">408-834-5592</text:span></text:p>
      <text:p text:style-name="P8"/>
      <text:p text:style-name="P7">Thesis date/time:TUES., APRIL 24, 10:00-11:00 am (reserved for one hour only)</text:p>
      <text:p text:style-name="P7">Room: GMCS 418</text:p>
      <text:p text:style-name="P10"/>
      <text:p text:style-name="P9"><text:span text:style-name="T5">Requesting 15 minutes to check projector compatibility with my Linux P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4:59:57.049094646</meta:creation-date>
    <dc:date>2018-03-12T15:14:02.262950981</dc:date>
    <meta:editing-duration>PT3M35S</meta:editing-duration>
    <meta:editing-cycles>1</meta:editing-cycles>
    <meta:generator>LibreOffice/5.1.6.2$Linux_X86_64 LibreOffice_project/10m0$Build-2</meta:generator>
    <meta:document-statistic meta:table-count="0" meta:image-count="0" meta:object-count="0" meta:page-count="1" meta:paragraph-count="17" meta:word-count="287" meta:character-count="1802" meta:non-whitespace-character-count="1528"/>
  </office:meta>
</office:document-meta>
</file>